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imes New Roman" svg:font-family="'Times New Roman'"/>
    <style:font-face style:name="system-ui" svg:font-family="system-ui, apple-system, BlinkMacSystemFont, 'Segoe UI', Roboto, Helvetica, Arial, sans-serif, 'Apple Color Emoji', 'Segoe UI Emoji', 'Segoe UI Symbol'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style:font-size-asian="10.5pt" style:font-size-complex="10.5pt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>
      <style:paragraph-properties fo:margin-top="0in" fo:margin-bottom="0in" fo:line-height="100%" fo:text-align="start" style:justify-single-word="false"/>
    </style:style>
    <style:style style:name="P7" style:family="paragraph" style:parent-style-name="Standard">
      <style:paragraph-properties fo:margin-top="0in" fo:margin-bottom="0in" fo:line-height="100%"/>
      <style:text-properties fo:color="#000000" style:font-name="Georgia" fo:font-size="10.5pt" style:font-size-asian="10.5pt" style:font-size-complex="10.5pt"/>
    </style:style>
    <style:style style:name="P8" style:family="paragraph" style:parent-style-name="Standard">
      <style:paragraph-properties fo:margin-top="0in" fo:margin-bottom="0in" fo:line-height="100%" fo:text-align="start" style:justify-single-word="false"/>
      <style:text-properties fo:color="#000000" fo:font-size="10.5pt" style:font-size-asian="10.5pt" style:font-size-complex="10.5pt"/>
    </style:style>
    <style:style style:name="P9" style:family="paragraph" style:parent-style-name="Standard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10" style:family="paragraph" style:parent-style-name="_5b_Normal_5d_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style:font-size-asian="10.5pt" style:font-size-complex="10.5pt"/>
    </style:style>
    <style:style style:name="P11" style:family="paragraph" style:parent-style-name="BODY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Georgia" fo:font-size="10.5pt" fo:letter-spacing="normal" fo:language="none" fo:country="none" fo:font-style="normal" fo:font-weight="normal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3" style:family="text"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T4" style:family="text">
      <style:text-properties fo:font-variant="normal" fo:text-transform="none" fo:color="#3b3d40" style:font-name="Georgia" fo:font-size="10.5pt" fo:letter-spacing="normal" fo:font-style="normal" fo:font-weight="bold" style:font-size-asian="10.5pt" style:font-weight-asian="bold" style:font-size-complex="10.5pt" style:font-weight-complex="bold"/>
    </style:style>
    <style:style style:name="T5" style:family="text">
      <style:text-properties fo:font-variant="normal" fo:text-transform="none" fo:color="#09202f" style:font-name="Georgia" fo:letter-spacing="normal" fo:language="none" fo:country="none" fo:font-style="normal" fo:font-weight="normal" style:font-name-asian="Georgia" style:language-asian="none" style:country-asian="none" style:font-name-complex="Georgia" style:language-complex="none" style:country-complex="none"/>
    </style:style>
    <style:style style:name="T6" style:family="text">
      <style:text-properties fo:font-variant="normal" fo:text-transform="none" fo:color="#09202f" style:font-name="Georgia" fo:letter-spacing="normal" fo:language="none" fo:country="none" fo:font-style="normal" style:text-underline-style="none" fo:font-weight="normal" style:font-name-asian="Georgia" style:language-asian="none" style:country-asian="none" style:font-name-complex="Georgia" style:language-complex="none" style:country-complex="none"/>
    </style:style>
    <style:style style:name="T7" style:family="text">
      <style:text-properties fo:font-variant="normal" fo:text-transform="none" fo:color="#333333" style:font-name="Georgia" fo:font-size="10.5pt" fo:letter-spacing="normal" fo:font-style="normal" fo:font-weight="normal" style:font-size-asian="10.5pt" style:font-size-complex="10.5pt"/>
    </style:style>
    <style:style style:name="T8" style:family="text">
      <style:text-properties fo:font-variant="normal" fo:text-transform="none" style:font-name="Georgia" fo:letter-spacing="normal" fo:language="none" fo:country="none" fo:font-style="normal" fo:font-weight="normal" style:font-name-asian="Georgia" style:language-asian="none" style:country-asian="none" style:font-name-complex="Georgia" style:language-complex="none" style:country-complex="none"/>
    </style:style>
    <style:style style:name="T9" style:family="text">
      <style:text-properties fo:color="#000000"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10" style:family="text">
      <style:text-properties style:font-name="Georgia" fo:font-size="10.5pt" fo:font-weight="bold" style:font-size-asian="10.5pt" style:font-weight-asian="bold" style:font-size-complex="10.5pt" style:font-weight-complex="bold"/>
    </style:style>
    <style:style style:name="T11" style:family="text">
      <style:text-properties style:font-name="Georgia" fo:font-size="10.5pt" style:font-size-asian="10.5pt" style:font-size-complex="10.5pt"/>
    </style:style>
    <style:style style:name="T12" style:family="text">
      <style:text-properties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13" style:family="text">
      <style:text-properties style:font-name="Georgia" fo:language="none" fo:country="none" fo:font-style="italic" style:font-name-asian="Georgia" style:language-asian="none" style:country-asian="none" style:font-style-asian="italic" style:font-name-complex="Georgia" style:language-complex="none" style:country-complex="none" style:font-style-complex="italic"/>
    </style:style>
    <style:style style:name="T14" style:family="text">
      <style:text-properties style:font-name="Georgia" fo:language="none" fo:country="none" fo:font-weight="bold" style:font-name-asian="Georgia" style:language-asian="none" style:country-asian="none" style:font-weight-asian="bold" style:font-name-complex="Georgia" style:language-complex="none" style:country-complex="none" style:font-weight-complex="bold"/>
    </style:style>
    <style:style style:name="T15" style:family="text">
      <style:text-properties style:font-name="Georgia" fo:language="none" fo:country="none" fo:font-style="normal" style:font-name-asian="Georgia" style:language-asian="none" style:country-asian="none" style:font-style-asian="normal" style:font-name-complex="Georgia" style:language-complex="none" style:country-complex="none" style:font-style-complex="normal"/>
    </style:style>
    <style:style style:name="T16" style:family="text">
      <style:text-properties style:font-name="Georgia" fo:language="en" fo:country="US" style:font-name-asian="Georgia" style:language-asian="none" style:country-asian="none" style:font-name-complex="Georgia" style:language-complex="none" style:country-complex="none"/>
    </style:style>
    <style:style style:name="T17" style:family="text">
      <style:text-properties fo:color="#09202f"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18" style:family="text">
      <style:text-properties style:font-name="Georgia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alaam's Doctrine</text:span></text:p>
      <text:p text:style-name="P1"><text:span text:style-name="T1">Read:</text:span> Revelation 2:12-17</text:p>
      <text:p text:style-name="P5"><text:span text:style-name="T10">Text:</text:span><text:span text:style-name="T11"> </text:span><text:span text:style-name="T9">Numbers 31:15b - 16a “...Moses said unto them, Have ye saved all the women alive? <text:s/>Behold, these caused the children of Israel, through the counsel of Balaam, to commit trespass against the LORD...”</text:span></text:p>
      <text:p text:style-name="P7"/>
      <text:p text:style-name="P3"><text:span text:style-name="T1">Introduction:</text:span> <text:s/>When Balaam wanted Balak's money but couldn't get it if he was to obey God: he chose to provide advice to Balak as to how he could get God's anger to be the same as his own. <text:s/>Basically he told Balak that his problem was that he was asking Balaam to pronounce the curse of God on a people whom God was blessing. <text:s/>He then counseled Balak about how to get God to curse these people. <text:s/>Balaam did not care about God or His people. <text:s/>He only cared about his own greed.</text:p>
      <text:p text:style-name="P3"><text:s text:c="2"/>As we examine the church at Pergamos we are faced with the <text:s/>doctrine of Balaam and we will deal with this as the main part of this message.</text:p>
      <text:p text:style-name="P3"/>
      <text:p text:style-name="P6"><text:span text:style-name="T4">Good works in a bad place:</text:span><text:span text:style-name="T3"> Jesus tells us that this church was placed in the middle of satan's seat. <text:s/>T</text:span><text:span text:style-name="T7">he country the Pergamenes inhabited was sacred to the Cabiri, the chief god of the heathen population. <text:s/>The belie-vers here had been strong and stood fast even as one of their own: </text:span><text:span text:style-name="T2">Antipas, </text:span><text:span text:style-name="T7">was martyred for his faith in Christ. <text:s/>They appeared to be strong however there was a problem that must be addressed. <text:s/>Most likely this error was born out of fear (If they killed </text:span><text:span text:style-name="T2">Antipas who's next?).</text:span><text:span text:style-name="T7"> <text:s/></text:span></text:p>
      <text:p text:style-name="P8"><text:span text:style-name="T12"/></text:p>
      <text:p text:style-name="P11"><text:span text:style-name="T14">The doctrine of Balaam:</text:span><text:span text:style-name="T12"> it's not a hard doctrine to understand. It is simply living under the radar. <text:s/>No one would look at your life and see any outward expression that would expose Christ as Lord of your life. <text:s/></text:span></text:p>
      <text:p text:style-name="P10"><text:span text:style-name="T12"><text:s text:c="2"/>Balaam basically told Balak that in order to get God angry at his people he should befriend them. <text:s/>Send your daughters to entice their sons and send in your sons to attract their daughters. <text:s/>Intermarry with them, teach them your religion, and then God will become angry with them. <text:s/>Then you and their God will be on the same sheet of music. <text:s/>You won't have to destroy them; God will do it for you. <text:s/></text:span><text:span text:style-name="T5">The </text:span><text:span text:style-name="T6">church of Pergamos</text:span><text:span text:style-name="T8"> </text:span><text:span text:style-name="T5">is scolded for tolerating the “doctrine of Balaam.” <text:s/>Balaam’s name is also invoked in II Peter 2:15 and </text:span><text:a xlink:type="simple" xlink:href="https://biblia.com/bible/esv/Jude%201.11" office:target-frame-name="_blank" xlink:show="new" text:style-name="Internet_20_link" text:visited-style-name="Visited_20_Internet_20_Link"><text:span text:style-name="T6">J</text:span></text:a><text:span text:style-name="T5">ude 11, both are warnings about the conduct and mes-sage of false teachers. <text:s/>All of these are references to the Old Testament character of Balaam, who tried unsuccessfully to prophesy against the people of Israel. <text:s/>He eventually advised Barak, the enemy of Israel, to pursue a campaign of seduction against them. <text:s/>The doctrine of Balaam is not only a serious problem, but a devious one. <text:s/>When the frontal assault failed, Balaam took a back-door approach.</text:span></text:p>
      <text:p text:style-name="P10"><text:span text:style-name="T12"/></text:p>
      <text:p text:style-name="P9"><text:span text:style-name="T17"><text:s text:c="2"/>Balaam’s “way” is a choice to promote falsehood for financial reasons. According to Jude 11, Balaam’s “error” was his willingness to accom-modate pagan beliefs out of greed. <text:s/>Jude 4 also refers to the sin of those “who pervert the grace of our God into a license for immorality.” <text:s/>One trait of false teachers, in the church, is that they attempt to turn Christian liberty into a “freedom” to be promiscuous. <text:s/>The doctrine of Balaam is the attitude that one can be fully cooperative with the world and still serve God. <text:s/>The doctrine of Balaam teaches compromise, wanting Christians to forget they are called to be separate and holy. <text:s/>The doctrine of Balaam makes believers indistinguishable from the unbelieving world. The doctrine of Balaam is the <text:s/>belief that “a little sin” doesn’t hurt especially if there's some financial or personal benefit involved. <text:s/>A person following the doctrine of Balaam is willing to compromise his beliefs for the sake of economics or the approval of others. <text:s/>He acts to enable sinful behaviors or even participate in them for personal gain. <text:s/></text:span></text:p>
      <text:p text:style-name="P10"><text:span text:style-name="T12"/></text:p>
      <text:p text:style-name="P11"><text:span text:style-name="T14">The doctrine of Balaam in our personal life:</text:span><text:span text:style-name="T12"> <text:s/>“But Pastor Tice; that's not me. <text:s/>I don't do these things.” <text:s/>I sure hope not but to tell you the truth I saw myself in several of these pictures that comes to my mind. <text:s/>Let me talk about the person who is tempted to tell less than the whole truth when faced with disciplinary action at work. <text:s/>Does that ring a bell? <text:s/>Then I thought about the teenager who craves the attention of their friends so much that they are willing to go to questionable places for the approval of friends. <text:s/>Or the adult who drinks (socially) to fit in with friends at work. <text:s/>There are many who fudge on their taxes and practice other forms of deceit for a few dollars here or there. <text:s/>Many folks who call themselves Christians have no problem with deceit by omission. <text:s/>What they proclaim is true but they </text:span><text:span text:style-name="T16">conveniently</text:span><text:span text:style-name="T12"> leave out part of the truth which leaves a false impression when it is is left out. <text:s/>I call it telling a lie by an adjust-ment to the truth.</text:span></text:p>
      <text:p text:style-name="P10"><text:span text:style-name="T12"/></text:p>
      <text:p text:style-name="P10"><text:span text:style-name="T14">Conclude:</text:span><text:span text:style-name="T12"> The answer is found in verse 16. <text:s/>“Repent; or else I will come unto thee quickly, and will fight against them with the sword of my mouth.</text:span><text:span text:style-name="T13">” <text:s/></text:span><text:span text:style-name="T15">Perhaps you have seen something here that is troubling to your conscience. <text:s/>Is there a need for repentance from the doctrine of Balaam? <text:s/>Have you been guilty of looking for the easy way rather than the right way? <text:s/>Perhaps this morning you have recognized that you are more on the other side than you would have imagined. <text:s/>Is there a need for you to come to the altar to ask Christ into your heart? <text:s/>If you find yourself in need of a savior then there is no better time than right now to surrender yourself to the only one who can wash away your sins completely.</text:span></text:p>
      <text:p text:style-name="P10"><text:span text:style-name="T15"/></text:p>
      <text:p text:style-name="P10"><text:span text:style-name="T15"/></text:p>
      <text:p text:style-name="P4"><text:span text:style-name="T18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imes New Roman" svg:font-family="'Times New Roman'"/>
    <style:font-face style:name="system-ui" svg:font-family="system-ui, apple-system, BlinkMacSystemFont, 'Segoe UI', Roboto, Helvetica, Arial, sans-serif, 'Apple Color Emoji', 'Segoe UI Emoji', 'Segoe UI Symbol'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 </dc:creator>
    <meta:editing-cycles>17</meta:editing-cycles>
    <meta:creation-date>2014-03-28T17:34:00</meta:creation-date>
    <dc:date>2021-08-14T20:08:09.46</dc:date>
    <meta:editing-duration>P1DT23H21M30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12" meta:word-count="954" meta:character-count="53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